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T3" style:parent-style-name="rynqvb" style:family="text">
      <style:text-properties fo:language="en"/>
    </style:style>
    <style:style style:name="T4" style:parent-style-name="rynqvb" style:family="text">
      <style:text-properties fo:language="en"/>
    </style:style>
    <style:style style:name="T5" style:parent-style-name="rynqvb" style:family="text">
      <style:text-properties fo:language="en"/>
    </style:style>
    <style:style style:name="T6" style:parent-style-name="hwtze" style:family="text">
      <style:text-properties fo:language="en"/>
    </style:style>
    <style:style style:name="T7" style:parent-style-name="rynqvb" style:family="text">
      <style:text-properties fo:language="en"/>
    </style:style>
    <style:style style:name="T8" style:parent-style-name="rynqvb" style:family="text">
      <style:text-properties fo:language="en"/>
    </style:style>
    <style:style style:name="T9" style:parent-style-name="rynqvb" style:family="text">
      <style:text-properties fo:language="en"/>
    </style:style>
    <style:style style:name="T10" style:parent-style-name="rynqvb" style:family="text">
      <style:text-properties fo:language="en"/>
    </style:style>
    <style:style style:name="T11" style:parent-style-name="rynqvb" style:family="text">
      <style:text-properties fo:language="en"/>
    </style:style>
    <style:style style:name="T12" style:parent-style-name="hwtze" style:family="text">
      <style:text-properties fo:language="en"/>
    </style:style>
    <style:style style:name="T13" style:parent-style-name="rynqvb" style:family="text">
      <style:text-properties fo:language="en"/>
    </style:style>
    <style:style style:name="T14" style:parent-style-name="rynqvb" style:family="text">
      <style:text-properties fo:language="en"/>
    </style:style>
    <style:style style:name="T15" style:parent-style-name="rynqvb" style:family="text">
      <style:text-properties fo:language="en"/>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T19" style:parent-style-name="Policepardéfaut" style:family="text">
      <style:text-properties fo:language="en" fo:country="GB"/>
    </style:style>
    <style:style style:name="T20" style:parent-style-name="Policepardéfaut" style:family="text">
      <style:text-properties fo:language="en" fo:country="GB"/>
    </style:style>
    <style:style style:name="T21" style:parent-style-name="Policepardéfaut" style:family="text">
      <style:text-properties fo:language="en" fo:country="GB"/>
    </style:style>
  </office:automatic-styles>
  <office:body>
    <office:text text:use-soft-page-breaks="true">
      <text:p text:style-name="P1">When he was thirteen years old, he was<text:s/>telling<text:s/>himself:<text:s/>“When I will have my BAC I will go in a preparatory class”. He believed him, but he was doing all the necessary efforts to<text:s/>hit his goal.<text:s/>They were two children in the family and Pierre, the<text:s/>older, had succeed to be accepted in one of the better France<text:s/>school. What a luck!</text:p>
      <text:p text:style-name="P2">Few of years later, he was finding himself<text:s/>in the same situation as his older brother. It been years<text:s/>that he<text:s/>waits<text:s/>this<text:s/>and<text:s/>was not disappointed.<text:s/></text:p>
      <text:p text:style-name="Normal"><text:span text:style-name="T3">He was finally given the opportunity to study the world of politics and economics in more depth than in high school. Of course, he had to work hard, but it wasn't the first time that he had been asked to try</text:span><text:span text:style-name="T4"><text:s/>a</text:span><text:span text:style-name="T5"><text:s/>challenge.</text:span><text:span text:style-name="T6"><text:s/></text:span><text:span text:style-name="T7">Thanks to sport he</text:span><text:span text:style-name="T8"><text:s/>was used to do tests</text:span><text:span text:style-name="T9">.</text:span><text:span text:style-name="T10"><text:s/>Moreover</text:span><text:span text:style-name="T11">, didn't he have a good sense of humor?</text:span><text:span text:style-name="T12"><text:s/></text:span><text:span text:style-name="T13">This allowed him not to give up when<text:s/></text:span><text:span text:style-name="T14">he was<text:s/></text:span><text:span text:style-name="T15">faced with failure.</text:span></text:p>
      <text:p text:style-name="Normal"/>
      <text:p text:style-name="P16">4. It looks like the others don’t agree anymore, isn’t this true?</text:p>
      <text:p text:style-name="P17">5. Anyway, this is a liar,<text:s/>and<text:s/>them<text:s/>also<text:s/>in fact.</text:p>
      <text:p text:style-name="P18">6.<text:s/>I ignore the reasons of his demission and more and more, his boss also.<text:s/></text:p>
      <text:p text:style-name="Normal"><text:span text:style-name="T19">11. He pretends that in the US we don’t have to do the military service, but I am certain we</text:span><text:span text:style-name="T20"><text:s/>have to do it</text:span><text:span text:style-name="T2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hwtze" style:display-name="hwtze" style:family="text" style:parent-style-name="Policepardéfaut"/>
    <style:style style:name="rynqvb" style:display-name="rynqvb"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io Bec-clemente</meta:initial-creator>
    <dc:creator>Elio Bec-clemente</dc:creator>
    <meta:creation-date>2023-11-08T13:16:00Z</meta:creation-date>
    <dc:date>2023-11-08T13:49:00Z</dc:date>
    <meta:template xlink:href="Normal.dotm" xlink:type="simple"/>
    <meta:editing-cycles>23</meta:editing-cycles>
    <meta:editing-duration>PT1920S</meta:editing-duration>
    <meta:document-statistic meta:page-count="1" meta:paragraph-count="2" meta:word-count="177" meta:character-count="1150" meta:row-count="8" meta:non-whitespace-character-count="975"/>
  </office:meta>
</office:document-meta>
</file>